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a872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0aa872" officeooo:paragraph-rsid="000bfbec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officeooo:paragraph-rsid="0016db89"/>
    </style:style>
    <style:style style:name="P4" style:family="paragraph" style:parent-style-name="Standard">
      <style:paragraph-properties fo:text-align="justify" style:justify-single-word="false"/>
      <style:text-properties fo:font-size="10.5pt" fo:font-weight="normal" officeooo:rsid="000aa872" officeooo:paragraph-rsid="000aa872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.5pt" fo:font-weight="normal" officeooo:rsid="000aa872" officeooo:paragraph-rsid="000bfbec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.5pt" fo:font-weight="normal" officeooo:rsid="000b1f9c" officeooo:paragraph-rsid="000aa872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.5pt" fo:font-weight="normal" officeooo:rsid="000b1f9c" officeooo:paragraph-rsid="000b1f9c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.5pt" fo:font-weight="normal" officeooo:rsid="000bfbec" officeooo:paragraph-rsid="000bfbec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.5pt" fo:font-weight="normal" officeooo:rsid="000df8f6" officeooo:paragraph-rsid="000df8f6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.5pt" fo:font-weight="normal" officeooo:rsid="000fbe6e" officeooo:paragraph-rsid="000fbe6e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.5pt" fo:font-weight="normal" officeooo:rsid="001006f6" officeooo:paragraph-rsid="001006f6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.5pt" fo:font-weight="normal" officeooo:rsid="0011afd4" officeooo:paragraph-rsid="0011afd4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.5pt" fo:font-weight="normal" officeooo:rsid="00133c16" officeooo:paragraph-rsid="00133c16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.5pt" officeooo:rsid="000aa872" officeooo:paragraph-rsid="000aa872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size="10.5pt" officeooo:rsid="000b1f9c" officeooo:paragraph-rsid="000bfbec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fo:font-size="10.5pt" officeooo:paragraph-rsid="0011afd4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fo:font-size="10.5pt" officeooo:paragraph-rsid="000bfbec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fo:font-size="10.5pt" officeooo:paragraph-rsid="000df8f6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fo:font-size="10.5pt" officeooo:paragraph-rsid="000fbe6e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fo:font-size="10.5pt" officeooo:paragraph-rsid="001006f6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fo:font-size="10.5pt" officeooo:paragraph-rsid="00133c16" style:font-size-asian="10.5pt" style:font-size-complex="10.5pt"/>
    </style:style>
    <style:style style:name="P22" style:family="paragraph" style:parent-style-name="Standard">
      <style:text-properties fo:font-size="11pt" officeooo:paragraph-rsid="0016db89" style:font-size-asian="9.60000038146973pt" style:font-size-complex="11pt"/>
    </style:style>
    <style:style style:name="P23" style:family="paragraph" style:parent-style-name="Standard">
      <style:text-properties fo:color="#000000" loext:opacity="100%" officeooo:paragraph-rsid="0016db89"/>
    </style:style>
    <style:style style:name="T1" style:family="text">
      <style:text-properties fo:font-weight="bold" officeooo:rsid="000aa872" style:font-weight-asian="bold" style:font-weight-complex="bold"/>
    </style:style>
    <style:style style:name="T2" style:family="text">
      <style:text-properties fo:font-weight="bold" officeooo:rsid="0016db89" style:font-weight-asian="bold" style:font-weight-complex="bold"/>
    </style:style>
    <style:style style:name="T3" style:family="text">
      <style:text-properties fo:color="#c9211e" loext:opacity="100%" style:text-underline-style="solid" style:text-underline-width="auto" style:text-underline-color="font-color" fo:font-weight="bold" officeooo:rsid="000aa872" style:font-weight-asian="bold" style:font-weight-complex="bold"/>
    </style:style>
    <style:style style:name="T4" style:family="text">
      <style:text-properties fo:color="#c9211e" loext:opacity="100%" fo:font-weight="bold" officeooo:rsid="000aa872" style:font-weight-asian="bold" style:font-weight-complex="bold"/>
    </style:style>
    <style:style style:name="T5" style:family="text">
      <style:text-properties fo:color="#c9211e" loext:opacity="100%" fo:font-weight="bold" officeooo:rsid="0016db89" style:font-weight-asian="bold" style:font-weight-complex="bold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0aa872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0b1f9c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0bfbec" style:font-size-asian="9.60000038146973pt" style:font-weight-asian="normal" style:font-size-complex="11pt" style:font-weight-complex="normal"/>
    </style:style>
    <style:style style:name="T10" style:family="text">
      <style:text-properties fo:font-size="11pt" fo:font-weight="normal" officeooo:rsid="000df8f6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0fbe6e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006f6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1afd4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33c16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bold" officeooo:rsid="0016db89" style:font-size-asian="11pt" style:font-weight-asian="bold" style:font-size-complex="11pt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b1f9c" style:font-weight-asian="normal" style:font-weight-complex="normal"/>
    </style:style>
    <style:style style:name="T19" style:family="text">
      <style:text-properties fo:font-weight="normal" officeooo:rsid="000bfbec" style:font-weight-asian="normal" style:font-weight-complex="normal"/>
    </style:style>
    <style:style style:name="T20" style:family="text">
      <style:text-properties fo:font-weight="normal" officeooo:rsid="000aa872" style:font-weight-asian="normal" style:font-weight-complex="normal"/>
    </style:style>
    <style:style style:name="T21" style:family="text">
      <style:text-properties fo:font-weight="normal" officeooo:rsid="000df8f6" style:font-weight-asian="normal" style:font-weight-complex="normal"/>
    </style:style>
    <style:style style:name="T22" style:family="text">
      <style:text-properties fo:font-weight="normal" officeooo:rsid="000fbe6e" style:font-weight-asian="normal" style:font-weight-complex="normal"/>
    </style:style>
    <style:style style:name="T23" style:family="text">
      <style:text-properties fo:font-weight="normal" officeooo:rsid="001006f6" style:font-weight-asian="normal" style:font-weight-complex="normal"/>
    </style:style>
    <style:style style:name="T24" style:family="text">
      <style:text-properties fo:font-weight="normal" officeooo:rsid="0011afd4" style:font-weight-asian="normal" style:font-weight-complex="normal"/>
    </style:style>
    <style:style style:name="T25" style:family="text">
      <style:text-properties fo:font-weight="normal" officeooo:rsid="00133c16" style:font-weight-asian="normal" style:font-weight-complex="normal"/>
    </style:style>
    <style:style style:name="T26" style:family="text">
      <style:text-properties fo:font-size="10.8000001907349pt" style:font-size-asian="10.8000001907349pt" style:font-size-complex="10.8000001907349pt"/>
    </style:style>
    <style:style style:name="T27" style:family="text">
      <style:text-properties fo:color="#000000" loext:opacity="100%" fo:font-weight="bold" officeooo:rsid="0016db89" style:font-weight-asian="bold" style:font-weight-complex="bold"/>
    </style:style>
    <style:style style:name="T28" style:family="text">
      <style:text-properties fo:color="#000000" loext:opacity="100%" fo:font-weight="bold" officeooo:rsid="000aa87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<text:s text:c="7"/></text:span><text:span text:style-name="T15">Student</text:span><text:span text:style-name="T2"> Name: Gökay Gülsoy</text:span><text:span text:style-name="T1"> <text:s text:c="28"/></text:span></text:p>
      <text:p text:style-name="P22"><text:span text:style-name="T4"><text:s text:c="8"/></text:span><text:span text:style-name="T27">Student Number: 270201072</text:span><text:span text:style-name="T28"> <text:s text:c="2"/></text:span></text:p>
      <text:p text:style-name="P22"><text:span text:style-name="T4"><text:s text:c="26"/></text:span></text:p>
      <text:p text:style-name="P3"><text:span text:style-name="T5"><text:s text:c="35"/></text:span><text:span text:style-name="T4">REDUCING VISUAL DEMAND FOR GESTURAL</text:span></text:p>
      <text:p text:style-name="P1"><text:span text:style-name="T1"><text:s text:c="37"/></text:span><text:span text:style-name="T3">-TEXT INPUT ON TOUCHSCREEN DEVICES-</text:span><text:span text:style-name="T7"> </text:span></text:p>
      <text:p text:style-name="P2"><text:s text:c="16"/><text:span text:style-name="T16"><text:s text:c="4"/></text:span></text:p>
      <text:p text:style-name="P5"><text:s text:c="20"/>Reducing visual attention levels when entering texts as an input is critical in increasing</text:p>
      <text:p text:style-name="P4"/>
      <text:p text:style-name="P14"><text:span text:style-name="T17"><text:s text:c="7"/>text entry speeds. Method developed by researhers </text:span><text:span text:style-name="T18">is uniqıe in an aspect that users don’t receive </text:span></text:p>
      <text:p text:style-name="P6"/>
      <text:p text:style-name="P7"><text:s text:c="7"/>results of the recognized text until the end of a phrase. This approach leads to a less continious feedback</text:p>
      <text:p text:style-name="P7"/>
      <text:p text:style-name="P15"><text:span text:style-name="T17"><text:s text:c="7"/>to keep track of the text typed, which in turn reduces visual attention levels. This method </text:span><text:span text:style-name="T19">is based on</text:span></text:p>
      <text:p text:style-name="P8"/>
      <text:p text:style-name="P8"><text:s text:c="7"/>the frame model of visual attention and utilizes automatic error correction algorithm.</text:p>
      <text:p text:style-name="P16"><text:span text:style-name="T18"><text:s/></text:span><text:span text:style-name="T20"><text:s text:c="16"/></text:span></text:p>
      <text:p text:style-name="P17"><text:span text:style-name="T20"><text:s text:c="20"/></text:span><text:span text:style-name="T19">Developed model makes use of frame model of visual attention. In this model there are</text:span></text:p>
      <text:p text:style-name="P8"/>
      <text:p text:style-name="P8"><text:s text:c="7"/>four different frames each of which requires distinct visual attention level, these four frames are</text:p>
      <text:p text:style-name="P8"/>
      <text:p text:style-name="P8"><text:s text:c="7"/>respectively point frame, target frame, surface frame, and environment frame. Point frame is at </text:p>
      <text:p text:style-name="P8"/>
      <text:p text:style-name="P18"><text:span text:style-name="T19"><text:s text:c="7"/>the top of the hierarchy which requires highest degree of visual attention. </text:span><text:span text:style-name="T21">Interactions in the point</text:span></text:p>
      <text:p text:style-name="P9"/>
      <text:p text:style-name="P9"><text:s text:c="7"/>frame necessitate more intensified focus in terms of visual attention. Target frame comes after the </text:p>
      <text:p text:style-name="P9"/>
      <text:p text:style-name="P9"><text:s text:c="7"/>point frame in the hierarchy and it involves choosing larger components such as buttons, navbars,</text:p>
      <text:p text:style-name="P9"/>
      <text:p text:style-name="P9"><text:s text:c="7"/>icons which are more apparent compared to point frame selections such as pixels. Surface frame</text:p>
      <text:p text:style-name="P9"/>
      <text:p text:style-name="P19"><text:span text:style-name="T21"><text:s text:c="6"/>comes in the third level in the hierarchy </text:span><text:span text:style-name="T22">and it encompasses as flicks, taps, and pinches which </text:span></text:p>
      <text:p text:style-name="P10"/>
      <text:p text:style-name="P10"><text:s text:c="6"/>require minimal visual attention. Last level in the hierarchy is environment frame, environment </text:p>
      <text:p text:style-name="P10"/>
      <text:p text:style-name="P10"><text:s text:c="6"/>frame comprises the user, related device, and the environment that they belong to. Visual attention </text:p>
      <text:p text:style-name="P10"/>
      <text:p text:style-name="P20"><text:span text:style-name="T22"><text:s text:c="6"/>is in between user and </text:span><text:span text:style-name="T23">its circumference rather user and device. Thus, environment frame leads</text:span></text:p>
      <text:p text:style-name="P11"/>
      <text:p text:style-name="P11"><text:s text:c="6"/>to lowest level of viusal attention requirement. The algorithm takes an input as a stream of </text:p>
      <text:p text:style-name="P11"/>
      <text:p text:style-name="P11"><text:s text:c="6"/>characters unrecognized character are marked with “#” symbol, at the end of input phrase is</text:p>
      <text:p text:style-name="P11"/>
      <text:p text:style-name="P11"><text:s text:c="6"/>checked within a dictionary. If it is found in dictionary it is left as it is, otherwise algorithm tries</text:p>
      <text:p text:style-name="P11"/>
      <text:p text:style-name="P16"><text:span text:style-name="T23"><text:s text:c="6"/>to </text:span><text:span text:style-name="T24">correct it by computing the minimum string distance (MSD) between each word in dictionary and</text:span></text:p>
      <text:p text:style-name="P12"/>
      <text:p text:style-name="P12"><text:s text:c="6"/>malformed word located in the input . After that, algorithm creates a seperate list of words which </text:p>
      <text:p text:style-name="P12"/>
      <text:p text:style-name="P12"><text:s text:c="6"/>satisfy minimum string distance 1,2, and 3 and orders each list by decreasing frequency. Subsequently</text:p>
      <text:p text:style-name="P12"/>
      <text:p text:style-name="P12"><text:s text:c="6"/>these lists are concatenated and all word having same size are removed an put at the beginning of a</text:p>
      <text:p text:style-name="P12"/>
      <text:p text:style-name="P12"><text:s text:c="6"/>list. Word at the beginning is replaced with the word for correction. </text:p>
      <text:p text:style-name="P12"/>
      <text:p text:style-name="P21"><text:span text:style-name="T24"><text:s text:c="20"/>In conclusion, </text:span><text:span text:style-name="T25">text entry speed up doesn’t come for free</text:span><text:span text:style-name="T24"> </text:span><text:span text:style-name="T25">and errors in the corrected text and </text:span></text:p>
      <text:p text:style-name="P13"/>
      <text:p text:style-name="P21"><text:span text:style-name="T25"><text:s text:c="6"/>transcribed text increases as the phrase number increases, but it still yields promising results for short <text:s text:c="10"/></text:span><text:span text:style-name="T23"><text:s text:c="2"/></text:span><text:span text:style-name="T22"><text:s text:c="3"/></text:span><text:span text:style-name="T19"><text:s/></text:span><text:span text:style-name="T20"><text:s text:c="17"/></text:span></text:p>
      <text:p text:style-name="P4"><text:s text:c="31"/></text:p>
      <text:p text:style-name="P21"><text:span text:style-name="T20"><text:s text:c="6"/>p</text:span><text:span text:style-name="T25">hrases and needs improvement for longer phrases to balance errors and text entry speed u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2:01:26.105730777</meta:creation-date>
    <dc:date>2023-05-25T12:47:09.448167205</dc:date>
    <meta:editing-duration>PT21M3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439" meta:character-count="3169" meta:non-whitespace-character-count="2289"/>
  </office:meta>
</office:document-meta>
</file>